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10.462cm"/>
    </style:style>
    <style:style style:name="co6" style:family="table-column">
      <style:table-column-properties fo:break-before="auto" style:column-width="13.0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1] &amp; &quot; &quot; &amp; [.A1] &amp; &quot; &quot; &amp; TEXT(([.A1] + 1)*50; &quot;####.#&quot;) &amp; &quot; 500 200 D 50 50 0 0 &quot; &amp; [.B1]" office:value-type="string" office:string-value="X VSS 1 100 500 200 D 50 50 0 0 w" calcext:value-type="string">
            <text:p>X VSS 1 100 500 200 D 50 50 0 0 w</text:p>
          </table:table-cell>
          <table:table-cell table:formula="of:=&quot;X &quot; &amp; [.F1] &amp; &quot; &quot; &amp; [.D1] &amp; &quot; &quot; &amp; TEXT(([.D1] + 1)*50; &quot;####.#&quot;) &amp; &quot; -500 200 U 50 50 0 0 &quot; &amp; [.E1]" office:value-type="string" office:string-value="X VSS 2 150 -500 200 U 50 50 0 0 w" calcext:value-type="string">
            <text:p>X VSS 2 150 -500 200 U 50 50 0 0 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2</text:p>
          </table:table-cell>
          <table:table-cell table:formula="of:=&quot;X &quot; &amp; [.C2] &amp; &quot; &quot; &amp; [.A2] &amp; &quot; &quot; &amp; TEXT(([.A2] + 1)*50; &quot;####.#&quot;) &amp; &quot; 500 200 D 50 50 0 0 &quot; &amp; [.B2]" office:value-type="string" office:string-value="X DQ0 3 200 500 200 D 50 50 0 0 B" calcext:value-type="string">
            <text:p>X DQ0 3 200 500 200 D 50 50 0 0 B</text:p>
          </table:table-cell>
          <table:table-cell table:formula="of:=&quot;X &quot; &amp; [.F2] &amp; &quot; &quot; &amp; [.D2] &amp; &quot; &quot; &amp; TEXT(([.D2] + 1)*50; &quot;####.#&quot;) &amp; &quot; -500 200 U 50 50 0 0 &quot; &amp; [.E2]" office:value-type="string" office:string-value="X DQ32 4 250 -500 200 U 50 50 0 0 B" calcext:value-type="string">
            <text:p>X DQ32 4 250 -500 200 U 50 50 0 0 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3</text:p>
          </table:table-cell>
          <table:table-cell table:formula="of:=&quot;X &quot; &amp; [.C3] &amp; &quot; &quot; &amp; [.A3] &amp; &quot; &quot; &amp; TEXT(([.A3] + 1)*50; &quot;####.#&quot;) &amp; &quot; 500 200 D 50 50 0 0 &quot; &amp; [.B3]" office:value-type="string" office:string-value="X DQ1 5 300 500 200 D 50 50 0 0 B" calcext:value-type="string">
            <text:p>X DQ1 5 300 500 200 D 50 50 0 0 B</text:p>
          </table:table-cell>
          <table:table-cell table:formula="of:=&quot;X &quot; &amp; [.F3] &amp; &quot; &quot; &amp; [.D3] &amp; &quot; &quot; &amp; TEXT(([.D3] + 1)*50; &quot;####.#&quot;) &amp; &quot; -500 200 U 50 50 0 0 &quot; &amp; [.E3]" office:value-type="string" office:string-value="X DQ33 6 350 -500 200 U 50 50 0 0 B" calcext:value-type="string">
            <text:p>X DQ33 6 350 -500 200 U 50 50 0 0 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4</text:p>
          </table:table-cell>
          <table:table-cell table:formula="of:=&quot;X &quot; &amp; [.C4] &amp; &quot; &quot; &amp; [.A4] &amp; &quot; &quot; &amp; TEXT(([.A4] + 1)*50; &quot;####.#&quot;) &amp; &quot; 500 200 D 50 50 0 0 &quot; &amp; [.B4]" office:value-type="string" office:string-value="X DQ2 7 400 500 200 D 50 50 0 0 B" calcext:value-type="string">
            <text:p>X DQ2 7 400 500 200 D 50 50 0 0 B</text:p>
          </table:table-cell>
          <table:table-cell table:formula="of:=&quot;X &quot; &amp; [.F4] &amp; &quot; &quot; &amp; [.D4] &amp; &quot; &quot; &amp; TEXT(([.D4] + 1)*50; &quot;####.#&quot;) &amp; &quot; -500 200 U 50 50 0 0 &quot; &amp; [.E4]" office:value-type="string" office:string-value="X DQ34 8 450 -500 200 U 50 50 0 0 B" calcext:value-type="string">
            <text:p>X DQ34 8 450 -500 200 U 50 50 0 0 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5</text:p>
          </table:table-cell>
          <table:table-cell table:formula="of:=&quot;X &quot; &amp; [.C5] &amp; &quot; &quot; &amp; [.A5] &amp; &quot; &quot; &amp; TEXT(([.A5] + 1)*50; &quot;####.#&quot;) &amp; &quot; 500 200 D 50 50 0 0 &quot; &amp; [.B5]" office:value-type="string" office:string-value="X DQ3 9 500 500 200 D 50 50 0 0 B" calcext:value-type="string">
            <text:p>X DQ3 9 500 500 200 D 50 50 0 0 B</text:p>
          </table:table-cell>
          <table:table-cell table:formula="of:=&quot;X &quot; &amp; [.F5] &amp; &quot; &quot; &amp; [.D5] &amp; &quot; &quot; &amp; TEXT(([.D5] + 1)*50; &quot;####.#&quot;) &amp; &quot; -500 200 U 50 50 0 0 &quot; &amp; [.E5]" office:value-type="string" office:string-value="X DQ35 10 550 -500 200 U 50 50 0 0 B" calcext:value-type="string">
            <text:p>X DQ35 10 550 -500 200 U 50 50 0 0 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6] &amp; &quot; &quot; &amp; [.A6] &amp; &quot; &quot; &amp; TEXT(([.A6] + 1)*50; &quot;####.#&quot;) &amp; &quot; 500 200 D 50 50 0 0 &quot; &amp; [.B6]" office:value-type="string" office:string-value="X VCC 11 600 500 200 D 50 50 0 0 w" calcext:value-type="string">
            <text:p>X VCC 11 600 500 200 D 50 50 0 0 w</text:p>
          </table:table-cell>
          <table:table-cell table:formula="of:=&quot;X &quot; &amp; [.F6] &amp; &quot; &quot; &amp; [.D6] &amp; &quot; &quot; &amp; TEXT(([.D6] + 1)*50; &quot;####.#&quot;) &amp; &quot; -500 200 U 50 50 0 0 &quot; &amp; [.E6]" office:value-type="string" office:string-value="X VCC 12 650 -500 200 U 50 50 0 0 w" calcext:value-type="string">
            <text:p>X VCC 12 650 -500 200 U 50 50 0 0 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6</text:p>
          </table:table-cell>
          <table:table-cell table:formula="of:=&quot;X &quot; &amp; [.C7] &amp; &quot; &quot; &amp; [.A7] &amp; &quot; &quot; &amp; TEXT(([.A7] + 1)*50; &quot;####.#&quot;) &amp; &quot; 500 200 D 50 50 0 0 &quot; &amp; [.B7]" office:value-type="string" office:string-value="X DQ4 13 700 500 200 D 50 50 0 0 B" calcext:value-type="string">
            <text:p>X DQ4 13 700 500 200 D 50 50 0 0 B</text:p>
          </table:table-cell>
          <table:table-cell table:formula="of:=&quot;X &quot; &amp; [.F7] &amp; &quot; &quot; &amp; [.D7] &amp; &quot; &quot; &amp; TEXT(([.D7] + 1)*50; &quot;####.#&quot;) &amp; &quot; -500 200 U 50 50 0 0 &quot; &amp; [.E7]" office:value-type="string" office:string-value="X DQ36 14 750 -500 200 U 50 50 0 0 B" calcext:value-type="string">
            <text:p>X DQ36 14 750 -500 200 U 50 50 0 0 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7</text:p>
          </table:table-cell>
          <table:table-cell table:formula="of:=&quot;X &quot; &amp; [.C8] &amp; &quot; &quot; &amp; [.A8] &amp; &quot; &quot; &amp; TEXT(([.A8] + 1)*50; &quot;####.#&quot;) &amp; &quot; 500 200 D 50 50 0 0 &quot; &amp; [.B8]" office:value-type="string" office:string-value="X DQ5 15 800 500 200 D 50 50 0 0 B" calcext:value-type="string">
            <text:p>X DQ5 15 800 500 200 D 50 50 0 0 B</text:p>
          </table:table-cell>
          <table:table-cell table:formula="of:=&quot;X &quot; &amp; [.F8] &amp; &quot; &quot; &amp; [.D8] &amp; &quot; &quot; &amp; TEXT(([.D8] + 1)*50; &quot;####.#&quot;) &amp; &quot; -500 200 U 50 50 0 0 &quot; &amp; [.E8]" office:value-type="string" office:string-value="X DQ37 16 850 -500 200 U 50 50 0 0 B" calcext:value-type="string">
            <text:p>X DQ37 16 850 -500 200 U 50 50 0 0 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8</text:p>
          </table:table-cell>
          <table:table-cell table:formula="of:=&quot;X &quot; &amp; [.C9] &amp; &quot; &quot; &amp; [.A9] &amp; &quot; &quot; &amp; TEXT(([.A9] + 1)*50; &quot;####.#&quot;) &amp; &quot; 500 200 D 50 50 0 0 &quot; &amp; [.B9]" office:value-type="string" office:string-value="X DQ6 17 900 500 200 D 50 50 0 0 B" calcext:value-type="string">
            <text:p>X DQ6 17 900 500 200 D 50 50 0 0 B</text:p>
          </table:table-cell>
          <table:table-cell table:formula="of:=&quot;X &quot; &amp; [.F9] &amp; &quot; &quot; &amp; [.D9] &amp; &quot; &quot; &amp; TEXT(([.D9] + 1)*50; &quot;####.#&quot;) &amp; &quot; -500 200 U 50 50 0 0 &quot; &amp; [.E9]" office:value-type="string" office:string-value="X DQ38 18 950 -500 200 U 50 50 0 0 B" calcext:value-type="string">
            <text:p>X DQ38 18 950 -500 200 U 50 50 0 0 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9</text:p>
          </table:table-cell>
          <table:table-cell table:formula="of:=&quot;X &quot; &amp; [.C10] &amp; &quot; &quot; &amp; [.A10] &amp; &quot; &quot; &amp; TEXT(([.A10] + 1)*50; &quot;####.#&quot;) &amp; &quot; 500 200 D 50 50 0 0 &quot; &amp; [.B10]" office:value-type="string" office:string-value="X DQ7 19 1000 500 200 D 50 50 0 0 B" calcext:value-type="string">
            <text:p>X DQ7 19 1000 500 200 D 50 50 0 0 B</text:p>
          </table:table-cell>
          <table:table-cell table:formula="of:=&quot;X &quot; &amp; [.F10] &amp; &quot; &quot; &amp; [.D10] &amp; &quot; &quot; &amp; TEXT(([.D10] + 1)*50; &quot;####.#&quot;) &amp; &quot; -500 200 U 50 50 0 0 &quot; &amp; [.E10]" office:value-type="string" office:string-value="X DQ39 20 1050 -500 200 U 50 50 0 0 B" calcext:value-type="string">
            <text:p>X DQ39 20 1050 -500 200 U 50 50 0 0 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11] &amp; &quot; &quot; &amp; [.A11] &amp; &quot; &quot; &amp; TEXT(([.A11] + 1)*50; &quot;####.#&quot;) &amp; &quot; 500 200 D 50 50 0 0 &quot; &amp; [.B11]" office:value-type="string" office:string-value="X VSS 21 1100 500 200 D 50 50 0 0 w" calcext:value-type="string">
            <text:p>X VSS 21 1100 500 200 D 50 50 0 0 w</text:p>
          </table:table-cell>
          <table:table-cell table:formula="of:=&quot;X &quot; &amp; [.F11] &amp; &quot; &quot; &amp; [.D11] &amp; &quot; &quot; &amp; TEXT(([.D11] + 1)*50; &quot;####.#&quot;) &amp; &quot; -500 200 U 50 50 0 0 &quot; &amp; [.E11]" office:value-type="string" office:string-value="X VSS 22 1150 -500 200 U 50 50 0 0 w" calcext:value-type="string">
            <text:p>X VSS 22 1150 -500 200 U 50 50 0 0 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CAS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CAS4</text:p>
          </table:table-cell>
          <table:table-cell table:formula="of:=&quot;X &quot; &amp; [.C12] &amp; &quot; &quot; &amp; [.A12] &amp; &quot; &quot; &amp; TEXT(([.A12] + 1)*50; &quot;####.#&quot;) &amp; &quot; 500 200 D 50 50 0 0 &quot; &amp; [.B12]" office:value-type="string" office:string-value="X ~CAS0 23 1200 500 200 D 50 50 0 0 O" calcext:value-type="string">
            <text:p>X ~CAS0 23 1200 500 200 D 50 50 0 0 O</text:p>
          </table:table-cell>
          <table:table-cell table:formula="of:=&quot;X &quot; &amp; [.F12] &amp; &quot; &quot; &amp; [.D12] &amp; &quot; &quot; &amp; TEXT(([.D12] + 1)*50; &quot;####.#&quot;) &amp; &quot; -500 200 U 50 50 0 0 &quot; &amp; [.E12]" office:value-type="string" office:string-value="X ~CAS4 24 1250 -500 200 U 50 50 0 0 O" calcext:value-type="string">
            <text:p>X ~CAS4 24 1250 -500 200 U 50 50 0 0 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CAS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CAS5</text:p>
          </table:table-cell>
          <table:table-cell table:formula="of:=&quot;X &quot; &amp; [.C13] &amp; &quot; &quot; &amp; [.A13] &amp; &quot; &quot; &amp; TEXT(([.A13] + 1)*50; &quot;####.#&quot;) &amp; &quot; 500 200 D 50 50 0 0 &quot; &amp; [.B13]" office:value-type="string" office:string-value="X ~CAS1 25 1300 500 200 D 50 50 0 0 O" calcext:value-type="string">
            <text:p>X ~CAS1 25 1300 500 200 D 50 50 0 0 O</text:p>
          </table:table-cell>
          <table:table-cell table:formula="of:=&quot;X &quot; &amp; [.F13] &amp; &quot; &quot; &amp; [.D13] &amp; &quot; &quot; &amp; TEXT(([.D13] + 1)*50; &quot;####.#&quot;) &amp; &quot; -500 200 U 50 50 0 0 &quot; &amp; [.E13]" office:value-type="string" office:string-value="X ~CAS5 26 1350 -500 200 U 50 50 0 0 O" calcext:value-type="string">
            <text:p>X ~CAS5 26 1350 -500 200 U 50 50 0 0 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14] &amp; &quot; &quot; &amp; [.A14] &amp; &quot; &quot; &amp; TEXT(([.A14] + 1)*50; &quot;####.#&quot;) &amp; &quot; 500 200 D 50 50 0 0 &quot; &amp; [.B14]" office:value-type="string" office:string-value="X VCC 27 1400 500 200 D 50 50 0 0 w" calcext:value-type="string">
            <text:p>X VCC 27 1400 500 200 D 50 50 0 0 w</text:p>
          </table:table-cell>
          <table:table-cell table:formula="of:=&quot;X &quot; &amp; [.F14] &amp; &quot; &quot; &amp; [.D14] &amp; &quot; &quot; &amp; TEXT(([.D14] + 1)*50; &quot;####.#&quot;) &amp; &quot; -500 200 U 50 50 0 0 &quot; &amp; [.E14]" office:value-type="string" office:string-value="X VCC 28 1450 -500 200 U 50 50 0 0 w" calcext:value-type="string">
            <text:p>X VCC 28 1450 -500 200 U 50 50 0 0 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3</text:p>
          </table:table-cell>
          <table:table-cell table:formula="of:=&quot;X &quot; &amp; [.C15] &amp; &quot; &quot; &amp; [.A15] &amp; &quot; &quot; &amp; TEXT(([.A15] + 1)*50; &quot;####.#&quot;) &amp; &quot; 500 200 D 50 50 0 0 &quot; &amp; [.B15]" office:value-type="string" office:string-value="X A0 29 1500 500 200 D 50 50 0 0 O" calcext:value-type="string">
            <text:p>X A0 29 1500 500 200 D 50 50 0 0 O</text:p>
          </table:table-cell>
          <table:table-cell table:formula="of:=&quot;X &quot; &amp; [.F15] &amp; &quot; &quot; &amp; [.D15] &amp; &quot; &quot; &amp; TEXT(([.D15] + 1)*50; &quot;####.#&quot;) &amp; &quot; -500 200 U 50 50 0 0 &quot; &amp; [.E15]" office:value-type="string" office:string-value="X A3 30 1550 -500 200 U 50 50 0 0 O" calcext:value-type="string">
            <text:p>X A3 30 1550 -500 200 U 50 50 0 0 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4</text:p>
          </table:table-cell>
          <table:table-cell table:formula="of:=&quot;X &quot; &amp; [.C16] &amp; &quot; &quot; &amp; [.A16] &amp; &quot; &quot; &amp; TEXT(([.A16] + 1)*50; &quot;####.#&quot;) &amp; &quot; 500 200 D 50 50 0 0 &quot; &amp; [.B16]" office:value-type="string" office:string-value="X A1 31 1600 500 200 D 50 50 0 0 O" calcext:value-type="string">
            <text:p>X A1 31 1600 500 200 D 50 50 0 0 O</text:p>
          </table:table-cell>
          <table:table-cell table:formula="of:=&quot;X &quot; &amp; [.F16] &amp; &quot; &quot; &amp; [.D16] &amp; &quot; &quot; &amp; TEXT(([.D16] + 1)*50; &quot;####.#&quot;) &amp; &quot; -500 200 U 50 50 0 0 &quot; &amp; [.E16]" office:value-type="string" office:string-value="X A4 32 1650 -500 200 U 50 50 0 0 O" calcext:value-type="string">
            <text:p>X A4 32 1650 -500 200 U 50 50 0 0 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5</text:p>
          </table:table-cell>
          <table:table-cell table:formula="of:=&quot;X &quot; &amp; [.C17] &amp; &quot; &quot; &amp; [.A17] &amp; &quot; &quot; &amp; TEXT(([.A17] + 1)*50; &quot;####.#&quot;) &amp; &quot; 500 200 D 50 50 0 0 &quot; &amp; [.B17]" office:value-type="string" office:string-value="X A2 33 1700 500 200 D 50 50 0 0 O" calcext:value-type="string">
            <text:p>X A2 33 1700 500 200 D 50 50 0 0 O</text:p>
          </table:table-cell>
          <table:table-cell table:formula="of:=&quot;X &quot; &amp; [.F17] &amp; &quot; &quot; &amp; [.D17] &amp; &quot; &quot; &amp; TEXT(([.D17] + 1)*50; &quot;####.#&quot;) &amp; &quot; -500 200 U 50 50 0 0 &quot; &amp; [.E17]" office:value-type="string" office:string-value="X A5 34 1750 -500 200 U 50 50 0 0 O" calcext:value-type="string">
            <text:p>X A5 34 1750 -500 200 U 50 50 0 0 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18] &amp; &quot; &quot; &amp; [.A18] &amp; &quot; &quot; &amp; TEXT(([.A18] + 1)*50; &quot;####.#&quot;) &amp; &quot; 500 200 D 50 50 0 0 &quot; &amp; [.B18]" office:value-type="string" office:string-value="X VSS 35 1800 500 200 D 50 50 0 0 w" calcext:value-type="string">
            <text:p>X VSS 35 1800 500 200 D 50 50 0 0 w</text:p>
          </table:table-cell>
          <table:table-cell table:formula="of:=&quot;X &quot; &amp; [.F18] &amp; &quot; &quot; &amp; [.D18] &amp; &quot; &quot; &amp; TEXT(([.D18] + 1)*50; &quot;####.#&quot;) &amp; &quot; -500 200 U 50 50 0 0 &quot; &amp; [.E18]" office:value-type="string" office:string-value="X VSS 36 1850 -500 200 U 50 50 0 0 w" calcext:value-type="string">
            <text:p>X VSS 36 1850 -500 200 U 50 50 0 0 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0</text:p>
          </table:table-cell>
          <table:table-cell table:formula="of:=&quot;X &quot; &amp; [.C19] &amp; &quot; &quot; &amp; [.A19] &amp; &quot; &quot; &amp; TEXT(([.A19] + 1)*50; &quot;####.#&quot;) &amp; &quot; 500 200 D 50 50 0 0 &quot; &amp; [.B19]" office:value-type="string" office:string-value="X DQ8 37 1900 500 200 D 50 50 0 0 B" calcext:value-type="string">
            <text:p>X DQ8 37 1900 500 200 D 50 50 0 0 B</text:p>
          </table:table-cell>
          <table:table-cell table:formula="of:=&quot;X &quot; &amp; [.F19] &amp; &quot; &quot; &amp; [.D19] &amp; &quot; &quot; &amp; TEXT(([.D19] + 1)*50; &quot;####.#&quot;) &amp; &quot; -500 200 U 50 50 0 0 &quot; &amp; [.E19]" office:value-type="string" office:string-value="X DQ40 38 1950 -500 200 U 50 50 0 0 B" calcext:value-type="string">
            <text:p>X DQ40 38 1950 -500 200 U 50 50 0 0 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1</text:p>
          </table:table-cell>
          <table:table-cell table:formula="of:=&quot;X &quot; &amp; [.C20] &amp; &quot; &quot; &amp; [.A20] &amp; &quot; &quot; &amp; TEXT(([.A20] + 1)*50; &quot;####.#&quot;) &amp; &quot; 500 200 D 50 50 0 0 &quot; &amp; [.B20]" office:value-type="string" office:string-value="X DQ9 39 2000 500 200 D 50 50 0 0 B" calcext:value-type="string">
            <text:p>X DQ9 39 2000 500 200 D 50 50 0 0 B</text:p>
          </table:table-cell>
          <table:table-cell table:formula="of:=&quot;X &quot; &amp; [.F20] &amp; &quot; &quot; &amp; [.D20] &amp; &quot; &quot; &amp; TEXT(([.D20] + 1)*50; &quot;####.#&quot;) &amp; &quot; -500 200 U 50 50 0 0 &quot; &amp; [.E20]" office:value-type="string" office:string-value="X DQ41 40 2050 -500 200 U 50 50 0 0 B" calcext:value-type="string">
            <text:p>X DQ41 40 2050 -500 200 U 50 50 0 0 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2</text:p>
          </table:table-cell>
          <table:table-cell table:formula="of:=&quot;X &quot; &amp; [.C21] &amp; &quot; &quot; &amp; [.A21] &amp; &quot; &quot; &amp; TEXT(([.A21] + 1)*50; &quot;####.#&quot;) &amp; &quot; 500 200 D 50 50 0 0 &quot; &amp; [.B21]" office:value-type="string" office:string-value="X DQ10 41 2100 500 200 D 50 50 0 0 B" calcext:value-type="string">
            <text:p>X DQ10 41 2100 500 200 D 50 50 0 0 B</text:p>
          </table:table-cell>
          <table:table-cell table:formula="of:=&quot;X &quot; &amp; [.F21] &amp; &quot; &quot; &amp; [.D21] &amp; &quot; &quot; &amp; TEXT(([.D21] + 1)*50; &quot;####.#&quot;) &amp; &quot; -500 200 U 50 50 0 0 &quot; &amp; [.E21]" office:value-type="string" office:string-value="X DQ42 42 2150 -500 200 U 50 50 0 0 B" calcext:value-type="string">
            <text:p>X DQ42 42 2150 -500 200 U 50 50 0 0 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3</text:p>
          </table:table-cell>
          <table:table-cell table:formula="of:=&quot;X &quot; &amp; [.C22] &amp; &quot; &quot; &amp; [.A22] &amp; &quot; &quot; &amp; TEXT(([.A22] + 1)*50; &quot;####.#&quot;) &amp; &quot; 500 200 D 50 50 0 0 &quot; &amp; [.B22]" office:value-type="string" office:string-value="X DQ11 43 2200 500 200 D 50 50 0 0 B" calcext:value-type="string">
            <text:p>X DQ11 43 2200 500 200 D 50 50 0 0 B</text:p>
          </table:table-cell>
          <table:table-cell table:formula="of:=&quot;X &quot; &amp; [.F22] &amp; &quot; &quot; &amp; [.D22] &amp; &quot; &quot; &amp; TEXT(([.D22] + 1)*50; &quot;####.#&quot;) &amp; &quot; -500 200 U 50 50 0 0 &quot; &amp; [.E22]" office:value-type="string" office:string-value="X DQ43 44 2250 -500 200 U 50 50 0 0 B" calcext:value-type="string">
            <text:p>X DQ43 44 2250 -500 200 U 50 50 0 0 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23] &amp; &quot; &quot; &amp; [.A23] &amp; &quot; &quot; &amp; TEXT(([.A23] + 1)*50; &quot;####.#&quot;) &amp; &quot; 500 200 D 50 50 0 0 &quot; &amp; [.B23]" office:value-type="string" office:string-value="X VCC 45 2300 500 200 D 50 50 0 0 w" calcext:value-type="string">
            <text:p>X VCC 45 2300 500 200 D 50 50 0 0 w</text:p>
          </table:table-cell>
          <table:table-cell table:formula="of:=&quot;X &quot; &amp; [.F23] &amp; &quot; &quot; &amp; [.D23] &amp; &quot; &quot; &amp; TEXT(([.D23] + 1)*50; &quot;####.#&quot;) &amp; &quot; -500 200 U 50 50 0 0 &quot; &amp; [.E23]" office:value-type="string" office:string-value="X VCC 46 2350 -500 200 U 50 50 0 0 w" calcext:value-type="string">
            <text:p>X VCC 46 2350 -500 200 U 50 50 0 0 w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4</text:p>
          </table:table-cell>
          <table:table-cell table:formula="of:=&quot;X &quot; &amp; [.C24] &amp; &quot; &quot; &amp; [.A24] &amp; &quot; &quot; &amp; TEXT(([.A24] + 1)*50; &quot;####.#&quot;) &amp; &quot; 500 200 D 50 50 0 0 &quot; &amp; [.B24]" office:value-type="string" office:string-value="X DQ12 47 2400 500 200 D 50 50 0 0 B" calcext:value-type="string">
            <text:p>X DQ12 47 2400 500 200 D 50 50 0 0 B</text:p>
          </table:table-cell>
          <table:table-cell table:formula="of:=&quot;X &quot; &amp; [.F24] &amp; &quot; &quot; &amp; [.D24] &amp; &quot; &quot; &amp; TEXT(([.D24] + 1)*50; &quot;####.#&quot;) &amp; &quot; -500 200 U 50 50 0 0 &quot; &amp; [.E24]" office:value-type="string" office:string-value="X DQ44 48 2450 -500 200 U 50 50 0 0 B" calcext:value-type="string">
            <text:p>X DQ44 48 2450 -500 200 U 50 50 0 0 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5</text:p>
          </table:table-cell>
          <table:table-cell table:formula="of:=&quot;X &quot; &amp; [.C25] &amp; &quot; &quot; &amp; [.A25] &amp; &quot; &quot; &amp; TEXT(([.A25] + 1)*50; &quot;####.#&quot;) &amp; &quot; 500 200 D 50 50 0 0 &quot; &amp; [.B25]" office:value-type="string" office:string-value="X DQ13 49 2500 500 200 D 50 50 0 0 B" calcext:value-type="string">
            <text:p>X DQ13 49 2500 500 200 D 50 50 0 0 B</text:p>
          </table:table-cell>
          <table:table-cell table:formula="of:=&quot;X &quot; &amp; [.F25] &amp; &quot; &quot; &amp; [.D25] &amp; &quot; &quot; &amp; TEXT(([.D25] + 1)*50; &quot;####.#&quot;) &amp; &quot; -500 200 U 50 50 0 0 &quot; &amp; [.E25]" office:value-type="string" office:string-value="X DQ45 50 2550 -500 200 U 50 50 0 0 B" calcext:value-type="string">
            <text:p>X DQ45 50 2550 -500 200 U 50 50 0 0 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6</text:p>
          </table:table-cell>
          <table:table-cell table:formula="of:=&quot;X &quot; &amp; [.C26] &amp; &quot; &quot; &amp; [.A26] &amp; &quot; &quot; &amp; TEXT(([.A26] + 1)*50; &quot;####.#&quot;) &amp; &quot; 500 200 D 50 50 0 0 &quot; &amp; [.B26]" office:value-type="string" office:string-value="X DQ14 51 2600 500 200 D 50 50 0 0 B" calcext:value-type="string">
            <text:p>X DQ14 51 2600 500 200 D 50 50 0 0 B</text:p>
          </table:table-cell>
          <table:table-cell table:formula="of:=&quot;X &quot; &amp; [.F26] &amp; &quot; &quot; &amp; [.D26] &amp; &quot; &quot; &amp; TEXT(([.D26] + 1)*50; &quot;####.#&quot;) &amp; &quot; -500 200 U 50 50 0 0 &quot; &amp; [.E26]" office:value-type="string" office:string-value="X DQ46 52 2650 -500 200 U 50 50 0 0 B" calcext:value-type="string">
            <text:p>X DQ46 52 2650 -500 200 U 50 50 0 0 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7</text:p>
          </table:table-cell>
          <table:table-cell table:formula="of:=&quot;X &quot; &amp; [.C27] &amp; &quot; &quot; &amp; [.A27] &amp; &quot; &quot; &amp; TEXT(([.A27] + 1)*50; &quot;####.#&quot;) &amp; &quot; 500 200 D 50 50 0 0 &quot; &amp; [.B27]" office:value-type="string" office:string-value="X DQ15 53 2700 500 200 D 50 50 0 0 B" calcext:value-type="string">
            <text:p>X DQ15 53 2700 500 200 D 50 50 0 0 B</text:p>
          </table:table-cell>
          <table:table-cell table:formula="of:=&quot;X &quot; &amp; [.F27] &amp; &quot; &quot; &amp; [.D27] &amp; &quot; &quot; &amp; TEXT(([.D27] + 1)*50; &quot;####.#&quot;) &amp; &quot; -500 200 U 50 50 0 0 &quot; &amp; [.E27]" office:value-type="string" office:string-value="X DQ47 54 2750 -500 200 U 50 50 0 0 B" calcext:value-type="string">
            <text:p>X DQ47 54 2750 -500 200 U 50 50 0 0 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28] &amp; &quot; &quot; &amp; [.A28] &amp; &quot; &quot; &amp; TEXT(([.A28] + 1)*50; &quot;####.#&quot;) &amp; &quot; 500 200 D 50 50 0 0 &quot; &amp; [.B28]" office:value-type="string" office:string-value="X VSS 55 2800 500 200 D 50 50 0 0 w" calcext:value-type="string">
            <text:p>X VSS 55 2800 500 200 D 50 50 0 0 w</text:p>
          </table:table-cell>
          <table:table-cell table:formula="of:=&quot;X &quot; &amp; [.F28] &amp; &quot; &quot; &amp; [.D28] &amp; &quot; &quot; &amp; TEXT(([.D28] + 1)*50; &quot;####.#&quot;) &amp; &quot; -500 200 U 50 50 0 0 &quot; &amp; [.E28]" office:value-type="string" office:string-value="X VSS 56 2850 -500 200 U 50 50 0 0 w" calcext:value-type="string">
            <text:p>X VSS 56 2850 -500 200 U 50 50 0 0 w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29] &amp; &quot; &quot; &amp; [.A29] &amp; &quot; &quot; &amp; TEXT(([.A29] + 1)*50; &quot;####.#&quot;) &amp; &quot; 500 200 D 50 50 0 0 &quot; &amp; [.B29]" office:value-type="string" office:string-value="X NC 57 2900 500 200 D 50 50 0 0 N" calcext:value-type="string">
            <text:p>X NC 57 2900 500 200 D 50 50 0 0 N</text:p>
          </table:table-cell>
          <table:table-cell table:formula="of:=&quot;X &quot; &amp; [.F29] &amp; &quot; &quot; &amp; [.D29] &amp; &quot; &quot; &amp; TEXT(([.D29] + 1)*50; &quot;####.#&quot;) &amp; &quot; -500 200 U 50 50 0 0 &quot; &amp; [.E29]" office:value-type="string" office:string-value="X NC 58 2950 -500 200 U 50 50 0 0 N" calcext:value-type="string">
            <text:p>X NC 58 2950 -500 200 U 50 50 0 0 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30] &amp; &quot; &quot; &amp; [.A30] &amp; &quot; &quot; &amp; TEXT(([.A30] + 1)*50; &quot;####.#&quot;) &amp; &quot; 500 200 D 50 50 0 0 &quot; &amp; [.B30]" office:value-type="string" office:string-value="X NC 59 3000 500 200 D 50 50 0 0 N" calcext:value-type="string">
            <text:p>X NC 59 3000 500 200 D 50 50 0 0 N</text:p>
          </table:table-cell>
          <table:table-cell table:formula="of:=&quot;X &quot; &amp; [.F30] &amp; &quot; &quot; &amp; [.D30] &amp; &quot; &quot; &amp; TEXT(([.D30] + 1)*50; &quot;####.#&quot;) &amp; &quot; -500 200 U 50 50 0 0 &quot; &amp; [.E30]" office:value-type="string" office:string-value="X NC 60 3050 -500 200 U 50 50 0 0 N" calcext:value-type="string">
            <text:p>X NC 60 3050 -500 200 U 50 50 0 0 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31] &amp; &quot; &quot; &amp; [.A31] &amp; &quot; &quot; &amp; TEXT(([.A31] + 1)*50; &quot;####.#&quot;) &amp; &quot; 500 200 D 50 50 0 0 &quot; &amp; [.B31]" office:value-type="string" office:string-value="X NC 61 3100 500 200 D 50 50 0 0 N" calcext:value-type="string">
            <text:p>X NC 61 3100 500 200 D 50 50 0 0 N</text:p>
          </table:table-cell>
          <table:table-cell table:formula="of:=&quot;X &quot; &amp; [.F31] &amp; &quot; &quot; &amp; [.D31] &amp; &quot; &quot; &amp; TEXT(([.D31] + 1)*50; &quot;####.#&quot;) &amp; &quot; -500 200 U 50 50 0 0 &quot; &amp; [.E31]" office:value-type="string" office:string-value="X NC 62 3150 -500 200 U 50 50 0 0 N" calcext:value-type="string">
            <text:p>X NC 62 3150 -500 200 U 50 50 0 0 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32] &amp; &quot; &quot; &amp; [.A32] &amp; &quot; &quot; &amp; TEXT(([.A32] + 1)*50; &quot;####.#&quot;) &amp; &quot; 500 200 D 50 50 0 0 &quot; &amp; [.B32]" office:value-type="string" office:string-value="X VCC 63 3200 500 200 D 50 50 0 0 w" calcext:value-type="string">
            <text:p>X VCC 63 3200 500 200 D 50 50 0 0 w</text:p>
          </table:table-cell>
          <table:table-cell table:formula="of:=&quot;X &quot; &amp; [.F32] &amp; &quot; &quot; &amp; [.D32] &amp; &quot; &quot; &amp; TEXT(([.D32] + 1)*50; &quot;####.#&quot;) &amp; &quot; -500 200 U 50 50 0 0 &quot; &amp; [.E32]" office:value-type="string" office:string-value="X VCC 64 3250 -500 200 U 50 50 0 0 w" calcext:value-type="string">
            <text:p>X VCC 64 3250 -500 200 U 50 50 0 0 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33] &amp; &quot; &quot; &amp; [.A33] &amp; &quot; &quot; &amp; TEXT(([.A33] + 1)*50; &quot;####.#&quot;) &amp; &quot; 500 200 D 50 50 0 0 &quot; &amp; [.B33]" office:value-type="string" office:string-value="X NC 65 3300 500 200 D 50 50 0 0 N" calcext:value-type="string">
            <text:p>X NC 65 3300 500 200 D 50 50 0 0 N</text:p>
          </table:table-cell>
          <table:table-cell table:formula="of:=&quot;X &quot; &amp; [.F33] &amp; &quot; &quot; &amp; [.D33] &amp; &quot; &quot; &amp; TEXT(([.D33] + 1)*50; &quot;####.#&quot;) &amp; &quot; -500 200 U 50 50 0 0 &quot; &amp; [.E33]" office:value-type="string" office:string-value="X NC 66 3350 -500 200 U 50 50 0 0 N" calcext:value-type="string">
            <text:p>X NC 66 3350 -500 200 U 50 50 0 0 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W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34] &amp; &quot; &quot; &amp; [.A34] &amp; &quot; &quot; &amp; TEXT(([.A34] + 1)*50; &quot;####.#&quot;) &amp; &quot; 500 200 D 50 50 0 0 &quot; &amp; [.B34]" office:value-type="string" office:string-value="X ~WE 67 3400 500 200 D 50 50 0 0 O" calcext:value-type="string">
            <text:p>X ~WE 67 3400 500 200 D 50 50 0 0 O</text:p>
          </table:table-cell>
          <table:table-cell table:formula="of:=&quot;X &quot; &amp; [.F34] &amp; &quot; &quot; &amp; [.D34] &amp; &quot; &quot; &amp; TEXT(([.D34] + 1)*50; &quot;####.#&quot;) &amp; &quot; -500 200 U 50 50 0 0 &quot; &amp; [.E34]" office:value-type="string" office:string-value="X NC 68 3450 -500 200 U 50 50 0 0 N" calcext:value-type="string">
            <text:p>X NC 68 3450 -500 200 U 50 50 0 0 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RAS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35] &amp; &quot; &quot; &amp; [.A35] &amp; &quot; &quot; &amp; TEXT(([.A35] + 1)*50; &quot;####.#&quot;) &amp; &quot; 500 200 D 50 50 0 0 &quot; &amp; [.B35]" office:value-type="string" office:string-value="X ~RAS0 69 3500 500 200 D 50 50 0 0 O" calcext:value-type="string">
            <text:p>X ~RAS0 69 3500 500 200 D 50 50 0 0 O</text:p>
          </table:table-cell>
          <table:table-cell table:formula="of:=&quot;X &quot; &amp; [.F35] &amp; &quot; &quot; &amp; [.D35] &amp; &quot; &quot; &amp; TEXT(([.D35] + 1)*50; &quot;####.#&quot;) &amp; &quot; -500 200 U 50 50 0 0 &quot; &amp; [.E35]" office:value-type="string" office:string-value="X NC 70 3550 -500 200 U 50 50 0 0 N" calcext:value-type="string">
            <text:p>X NC 70 3550 -500 200 U 50 50 0 0 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RAS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36] &amp; &quot; &quot; &amp; [.A36] &amp; &quot; &quot; &amp; TEXT(([.A36] + 1)*50; &quot;####.#&quot;) &amp; &quot; 500 200 D 50 50 0 0 &quot; &amp; [.B36]" office:value-type="string" office:string-value="X ~RAS1 71 3600 500 200 D 50 50 0 0 O" calcext:value-type="string">
            <text:p>X ~RAS1 71 3600 500 200 D 50 50 0 0 O</text:p>
          </table:table-cell>
          <table:table-cell table:formula="of:=&quot;X &quot; &amp; [.F36] &amp; &quot; &quot; &amp; [.D36] &amp; &quot; &quot; &amp; TEXT(([.D36] + 1)*50; &quot;####.#&quot;) &amp; &quot; -500 200 U 50 50 0 0 &quot; &amp; [.E36]" office:value-type="string" office:string-value="X NC 72 3650 -500 200 U 50 50 0 0 N" calcext:value-type="string">
            <text:p>X NC 72 3650 -500 200 U 50 50 0 0 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O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37] &amp; &quot; &quot; &amp; [.A37] &amp; &quot; &quot; &amp; TEXT(([.A37] + 1)*50; &quot;####.#&quot;) &amp; &quot; 500 200 D 50 50 0 0 &quot; &amp; [.B37]" office:value-type="string" office:string-value="X ~OE 73 3700 500 200 D 50 50 0 0 O" calcext:value-type="string">
            <text:p>X ~OE 73 3700 500 200 D 50 50 0 0 O</text:p>
          </table:table-cell>
          <table:table-cell table:formula="of:=&quot;X &quot; &amp; [.F37] &amp; &quot; &quot; &amp; [.D37] &amp; &quot; &quot; &amp; TEXT(([.D37] + 1)*50; &quot;####.#&quot;) &amp; &quot; -500 200 U 50 50 0 0 &quot; &amp; [.E37]" office:value-type="string" office:string-value="X NC 74 3750 -500 200 U 50 50 0 0 N" calcext:value-type="string">
            <text:p>X NC 74 3750 -500 200 U 50 50 0 0 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38] &amp; &quot; &quot; &amp; [.A38] &amp; &quot; &quot; &amp; TEXT(([.A38] + 1)*50; &quot;####.#&quot;) &amp; &quot; 500 200 D 50 50 0 0 &quot; &amp; [.B38]" office:value-type="string" office:string-value="X VSS 75 3800 500 200 D 50 50 0 0 w" calcext:value-type="string">
            <text:p>X VSS 75 3800 500 200 D 50 50 0 0 w</text:p>
          </table:table-cell>
          <table:table-cell table:formula="of:=&quot;X &quot; &amp; [.F38] &amp; &quot; &quot; &amp; [.D38] &amp; &quot; &quot; &amp; TEXT(([.D38] + 1)*50; &quot;####.#&quot;) &amp; &quot; -500 200 U 50 50 0 0 &quot; &amp; [.E38]" office:value-type="string" office:string-value="X VSS 76 3850 -500 200 U 50 50 0 0 w" calcext:value-type="string">
            <text:p>X VSS 76 3850 -500 200 U 50 50 0 0 w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39] &amp; &quot; &quot; &amp; [.A39] &amp; &quot; &quot; &amp; TEXT(([.A39] + 1)*50; &quot;####.#&quot;) &amp; &quot; 500 200 D 50 50 0 0 &quot; &amp; [.B39]" office:value-type="string" office:string-value="X NC 77 3900 500 200 D 50 50 0 0 N" calcext:value-type="string">
            <text:p>X NC 77 3900 500 200 D 50 50 0 0 N</text:p>
          </table:table-cell>
          <table:table-cell table:formula="of:=&quot;X &quot; &amp; [.F39] &amp; &quot; &quot; &amp; [.D39] &amp; &quot; &quot; &amp; TEXT(([.D39] + 1)*50; &quot;####.#&quot;) &amp; &quot; -500 200 U 50 50 0 0 &quot; &amp; [.E39]" office:value-type="string" office:string-value="X NC 78 3950 -500 200 U 50 50 0 0 N" calcext:value-type="string">
            <text:p>X NC 78 3950 -500 200 U 50 50 0 0 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40] &amp; &quot; &quot; &amp; [.A40] &amp; &quot; &quot; &amp; TEXT(([.A40] + 1)*50; &quot;####.#&quot;) &amp; &quot; 500 200 D 50 50 0 0 &quot; &amp; [.B40]" office:value-type="string" office:string-value="X NC 79 4000 500 200 D 50 50 0 0 N" calcext:value-type="string">
            <text:p>X NC 79 4000 500 200 D 50 50 0 0 N</text:p>
          </table:table-cell>
          <table:table-cell table:formula="of:=&quot;X &quot; &amp; [.F40] &amp; &quot; &quot; &amp; [.D40] &amp; &quot; &quot; &amp; TEXT(([.D40] + 1)*50; &quot;####.#&quot;) &amp; &quot; -500 200 U 50 50 0 0 &quot; &amp; [.E40]" office:value-type="string" office:string-value="X NC 80 4050 -500 200 U 50 50 0 0 N" calcext:value-type="string">
            <text:p>X NC 80 4050 -500 200 U 50 50 0 0 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41] &amp; &quot; &quot; &amp; [.A41] &amp; &quot; &quot; &amp; TEXT(([.A41] + 1)*50; &quot;####.#&quot;) &amp; &quot; 500 200 D 50 50 0 0 &quot; &amp; [.B41]" office:value-type="string" office:string-value="X VCC 81 4100 500 200 D 50 50 0 0 w" calcext:value-type="string">
            <text:p>X VCC 81 4100 500 200 D 50 50 0 0 w</text:p>
          </table:table-cell>
          <table:table-cell table:formula="of:=&quot;X &quot; &amp; [.F41] &amp; &quot; &quot; &amp; [.D41] &amp; &quot; &quot; &amp; TEXT(([.D41] + 1)*50; &quot;####.#&quot;) &amp; &quot; -500 200 U 50 50 0 0 &quot; &amp; [.E41]" office:value-type="string" office:string-value="X VCC 82 4150 -500 200 U 50 50 0 0 w" calcext:value-type="string">
            <text:p>X VCC 82 4150 -500 200 U 50 50 0 0 w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8</text:p>
          </table:table-cell>
          <table:table-cell table:formula="of:=&quot;X &quot; &amp; [.C42] &amp; &quot; &quot; &amp; [.A42] &amp; &quot; &quot; &amp; TEXT(([.A42] + 1)*50; &quot;####.#&quot;) &amp; &quot; 500 200 D 50 50 0 0 &quot; &amp; [.B42]" office:value-type="string" office:string-value="X DQ16 83 4200 500 200 D 50 50 0 0 B" calcext:value-type="string">
            <text:p>X DQ16 83 4200 500 200 D 50 50 0 0 B</text:p>
          </table:table-cell>
          <table:table-cell table:formula="of:=&quot;X &quot; &amp; [.F42] &amp; &quot; &quot; &amp; [.D42] &amp; &quot; &quot; &amp; TEXT(([.D42] + 1)*50; &quot;####.#&quot;) &amp; &quot; -500 200 U 50 50 0 0 &quot; &amp; [.E42]" office:value-type="string" office:string-value="X DQ48 84 4250 -500 200 U 50 50 0 0 B" calcext:value-type="string">
            <text:p>X DQ48 84 4250 -500 200 U 50 50 0 0 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49</text:p>
          </table:table-cell>
          <table:table-cell table:formula="of:=&quot;X &quot; &amp; [.C43] &amp; &quot; &quot; &amp; [.A43] &amp; &quot; &quot; &amp; TEXT(([.A43] + 1)*50; &quot;####.#&quot;) &amp; &quot; 500 200 D 50 50 0 0 &quot; &amp; [.B43]" office:value-type="string" office:string-value="X DQ17 85 4300 500 200 D 50 50 0 0 B" calcext:value-type="string">
            <text:p>X DQ17 85 4300 500 200 D 50 50 0 0 B</text:p>
          </table:table-cell>
          <table:table-cell table:formula="of:=&quot;X &quot; &amp; [.F43] &amp; &quot; &quot; &amp; [.D43] &amp; &quot; &quot; &amp; TEXT(([.D43] + 1)*50; &quot;####.#&quot;) &amp; &quot; -500 200 U 50 50 0 0 &quot; &amp; [.E43]" office:value-type="string" office:string-value="X DQ49 86 4350 -500 200 U 50 50 0 0 B" calcext:value-type="string">
            <text:p>X DQ49 86 4350 -500 200 U 50 50 0 0 B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0</text:p>
          </table:table-cell>
          <table:table-cell table:formula="of:=&quot;X &quot; &amp; [.C44] &amp; &quot; &quot; &amp; [.A44] &amp; &quot; &quot; &amp; TEXT(([.A44] + 1)*50; &quot;####.#&quot;) &amp; &quot; 500 200 D 50 50 0 0 &quot; &amp; [.B44]" office:value-type="string" office:string-value="X DQ18 87 4400 500 200 D 50 50 0 0 B" calcext:value-type="string">
            <text:p>X DQ18 87 4400 500 200 D 50 50 0 0 B</text:p>
          </table:table-cell>
          <table:table-cell table:formula="of:=&quot;X &quot; &amp; [.F44] &amp; &quot; &quot; &amp; [.D44] &amp; &quot; &quot; &amp; TEXT(([.D44] + 1)*50; &quot;####.#&quot;) &amp; &quot; -500 200 U 50 50 0 0 &quot; &amp; [.E44]" office:value-type="string" office:string-value="X DQ50 88 4450 -500 200 U 50 50 0 0 B" calcext:value-type="string">
            <text:p>X DQ50 88 4450 -500 200 U 50 50 0 0 B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1</text:p>
          </table:table-cell>
          <table:table-cell table:formula="of:=&quot;X &quot; &amp; [.C45] &amp; &quot; &quot; &amp; [.A45] &amp; &quot; &quot; &amp; TEXT(([.A45] + 1)*50; &quot;####.#&quot;) &amp; &quot; 500 200 D 50 50 0 0 &quot; &amp; [.B45]" office:value-type="string" office:string-value="X DQ19 89 4500 500 200 D 50 50 0 0 B" calcext:value-type="string">
            <text:p>X DQ19 89 4500 500 200 D 50 50 0 0 B</text:p>
          </table:table-cell>
          <table:table-cell table:formula="of:=&quot;X &quot; &amp; [.F45] &amp; &quot; &quot; &amp; [.D45] &amp; &quot; &quot; &amp; TEXT(([.D45] + 1)*50; &quot;####.#&quot;) &amp; &quot; -500 200 U 50 50 0 0 &quot; &amp; [.E45]" office:value-type="string" office:string-value="X DQ51 90 4550 -500 200 U 50 50 0 0 B" calcext:value-type="string">
            <text:p>X DQ51 90 4550 -500 200 U 50 50 0 0 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46] &amp; &quot; &quot; &amp; [.A46] &amp; &quot; &quot; &amp; TEXT(([.A46] + 1)*50; &quot;####.#&quot;) &amp; &quot; 500 200 D 50 50 0 0 &quot; &amp; [.B46]" office:value-type="string" office:string-value="X VSS 91 4600 500 200 D 50 50 0 0 w" calcext:value-type="string">
            <text:p>X VSS 91 4600 500 200 D 50 50 0 0 w</text:p>
          </table:table-cell>
          <table:table-cell table:formula="of:=&quot;X &quot; &amp; [.F46] &amp; &quot; &quot; &amp; [.D46] &amp; &quot; &quot; &amp; TEXT(([.D46] + 1)*50; &quot;####.#&quot;) &amp; &quot; -500 200 U 50 50 0 0 &quot; &amp; [.E46]" office:value-type="string" office:string-value="X VSS 92 4650 -500 200 U 50 50 0 0 w" calcext:value-type="string">
            <text:p>X VSS 92 4650 -500 200 U 50 50 0 0 w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2</text:p>
          </table:table-cell>
          <table:table-cell table:formula="of:=&quot;X &quot; &amp; [.C47] &amp; &quot; &quot; &amp; [.A47] &amp; &quot; &quot; &amp; TEXT(([.A47] + 1)*50; &quot;####.#&quot;) &amp; &quot; 500 200 D 50 50 0 0 &quot; &amp; [.B47]" office:value-type="string" office:string-value="X DQ20 93 4700 500 200 D 50 50 0 0 B" calcext:value-type="string">
            <text:p>X DQ20 93 4700 500 200 D 50 50 0 0 B</text:p>
          </table:table-cell>
          <table:table-cell table:formula="of:=&quot;X &quot; &amp; [.F47] &amp; &quot; &quot; &amp; [.D47] &amp; &quot; &quot; &amp; TEXT(([.D47] + 1)*50; &quot;####.#&quot;) &amp; &quot; -500 200 U 50 50 0 0 &quot; &amp; [.E47]" office:value-type="string" office:string-value="X DQ52 94 4750 -500 200 U 50 50 0 0 B" calcext:value-type="string">
            <text:p>X DQ52 94 4750 -500 200 U 50 50 0 0 B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3</text:p>
          </table:table-cell>
          <table:table-cell table:formula="of:=&quot;X &quot; &amp; [.C48] &amp; &quot; &quot; &amp; [.A48] &amp; &quot; &quot; &amp; TEXT(([.A48] + 1)*50; &quot;####.#&quot;) &amp; &quot; 500 200 D 50 50 0 0 &quot; &amp; [.B48]" office:value-type="string" office:string-value="X DQ21 95 4800 500 200 D 50 50 0 0 B" calcext:value-type="string">
            <text:p>X DQ21 95 4800 500 200 D 50 50 0 0 B</text:p>
          </table:table-cell>
          <table:table-cell table:formula="of:=&quot;X &quot; &amp; [.F48] &amp; &quot; &quot; &amp; [.D48] &amp; &quot; &quot; &amp; TEXT(([.D48] + 1)*50; &quot;####.#&quot;) &amp; &quot; -500 200 U 50 50 0 0 &quot; &amp; [.E48]" office:value-type="string" office:string-value="X DQ53 96 4850 -500 200 U 50 50 0 0 B" calcext:value-type="string">
            <text:p>X DQ53 96 4850 -500 200 U 50 50 0 0 B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4</text:p>
          </table:table-cell>
          <table:table-cell table:formula="of:=&quot;X &quot; &amp; [.C49] &amp; &quot; &quot; &amp; [.A49] &amp; &quot; &quot; &amp; TEXT(([.A49] + 1)*50; &quot;####.#&quot;) &amp; &quot; 500 200 D 50 50 0 0 &quot; &amp; [.B49]" office:value-type="string" office:string-value="X DQ22 97 4900 500 200 D 50 50 0 0 B" calcext:value-type="string">
            <text:p>X DQ22 97 4900 500 200 D 50 50 0 0 B</text:p>
          </table:table-cell>
          <table:table-cell table:formula="of:=&quot;X &quot; &amp; [.F49] &amp; &quot; &quot; &amp; [.D49] &amp; &quot; &quot; &amp; TEXT(([.D49] + 1)*50; &quot;####.#&quot;) &amp; &quot; -500 200 U 50 50 0 0 &quot; &amp; [.E49]" office:value-type="string" office:string-value="X DQ54 98 4950 -500 200 U 50 50 0 0 B" calcext:value-type="string">
            <text:p>X DQ54 98 4950 -500 200 U 50 50 0 0 B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5</text:p>
          </table:table-cell>
          <table:table-cell table:formula="of:=&quot;X &quot; &amp; [.C50] &amp; &quot; &quot; &amp; [.A50] &amp; &quot; &quot; &amp; TEXT(([.A50] + 1)*50; &quot;####.#&quot;) &amp; &quot; 500 200 D 50 50 0 0 &quot; &amp; [.B50]" office:value-type="string" office:string-value="X DQ23 99 5000 500 200 D 50 50 0 0 B" calcext:value-type="string">
            <text:p>X DQ23 99 5000 500 200 D 50 50 0 0 B</text:p>
          </table:table-cell>
          <table:table-cell table:formula="of:=&quot;X &quot; &amp; [.F50] &amp; &quot; &quot; &amp; [.D50] &amp; &quot; &quot; &amp; TEXT(([.D50] + 1)*50; &quot;####.#&quot;) &amp; &quot; -500 200 U 50 50 0 0 &quot; &amp; [.E50]" office:value-type="string" office:string-value="X DQ55 100 5050 -500 200 U 50 50 0 0 B" calcext:value-type="string">
            <text:p>X DQ55 100 5050 -500 200 U 50 50 0 0 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51] &amp; &quot; &quot; &amp; [.A51] &amp; &quot; &quot; &amp; TEXT(([.A51] + 1)*50; &quot;####.#&quot;) &amp; &quot; 500 200 D 50 50 0 0 &quot; &amp; [.B51]" office:value-type="string" office:string-value="X VCC 101 5100 500 200 D 50 50 0 0 w" calcext:value-type="string">
            <text:p>X VCC 101 5100 500 200 D 50 50 0 0 w</text:p>
          </table:table-cell>
          <table:table-cell table:formula="of:=&quot;X &quot; &amp; [.F51] &amp; &quot; &quot; &amp; [.D51] &amp; &quot; &quot; &amp; TEXT(([.D51] + 1)*50; &quot;####.#&quot;) &amp; &quot; -500 200 U 50 50 0 0 &quot; &amp; [.E51]" office:value-type="string" office:string-value="X VCC 102 5150 -500 200 U 50 50 0 0 w" calcext:value-type="string">
            <text:p>X VCC 102 5150 -500 200 U 50 50 0 0 w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7</text:p>
          </table:table-cell>
          <table:table-cell table:formula="of:=&quot;X &quot; &amp; [.C52] &amp; &quot; &quot; &amp; [.A52] &amp; &quot; &quot; &amp; TEXT(([.A52] + 1)*50; &quot;####.#&quot;) &amp; &quot; 500 200 D 50 50 0 0 &quot; &amp; [.B52]" office:value-type="string" office:string-value="X A6 103 5200 500 200 D 50 50 0 0 O" calcext:value-type="string">
            <text:p>X A6 103 5200 500 200 D 50 50 0 0 O</text:p>
          </table:table-cell>
          <table:table-cell table:formula="of:=&quot;X &quot; &amp; [.F52] &amp; &quot; &quot; &amp; [.D52] &amp; &quot; &quot; &amp; TEXT(([.D52] + 1)*50; &quot;####.#&quot;) &amp; &quot; -500 200 U 50 50 0 0 &quot; &amp; [.E52]" office:value-type="string" office:string-value="X A7 104 5250 -500 200 U 50 50 0 0 O" calcext:value-type="string">
            <text:p>X A7 104 5250 -500 200 U 50 50 0 0 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C</text:p>
          </table:table-cell>
          <table:table-cell table:formula="of:=&quot;X &quot; &amp; [.C53] &amp; &quot; &quot; &amp; [.A53] &amp; &quot; &quot; &amp; TEXT(([.A53] + 1)*50; &quot;####.#&quot;) &amp; &quot; 500 200 D 50 50 0 0 &quot; &amp; [.B53]" office:value-type="string" office:string-value="X A8 105 5300 500 200 D 50 50 0 0 O" calcext:value-type="string">
            <text:p>X A8 105 5300 500 200 D 50 50 0 0 O</text:p>
          </table:table-cell>
          <table:table-cell table:formula="of:=&quot;X &quot; &amp; [.F53] &amp; &quot; &quot; &amp; [.D53] &amp; &quot; &quot; &amp; TEXT(([.D53] + 1)*50; &quot;####.#&quot;) &amp; &quot; -500 200 U 50 50 0 0 &quot; &amp; [.E53]" office:value-type="string" office:string-value="X NC 106 5350 -500 200 U 50 50 0 0 N" calcext:value-type="string">
            <text:p>X NC 106 5350 -500 200 U 50 50 0 0 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54] &amp; &quot; &quot; &amp; [.A54] &amp; &quot; &quot; &amp; TEXT(([.A54] + 1)*50; &quot;####.#&quot;) &amp; &quot; 500 200 D 50 50 0 0 &quot; &amp; [.B54]" office:value-type="string" office:string-value="X VSS 107 5400 500 200 D 50 50 0 0 w" calcext:value-type="string">
            <text:p>X VSS 107 5400 500 200 D 50 50 0 0 w</text:p>
          </table:table-cell>
          <table:table-cell table:formula="of:=&quot;X &quot; &amp; [.F54] &amp; &quot; &quot; &amp; [.D54] &amp; &quot; &quot; &amp; TEXT(([.D54] + 1)*50; &quot;####.#&quot;) &amp; &quot; -500 200 U 50 50 0 0 &quot; &amp; [.E54]" office:value-type="string" office:string-value="X VSS 108 5450 -500 200 U 50 50 0 0 w" calcext:value-type="string">
            <text:p>X VSS 108 5450 -500 200 U 50 50 0 0 w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2</text:p>
          </table:table-cell>
          <table:table-cell table:formula="of:=&quot;X &quot; &amp; [.C55] &amp; &quot; &quot; &amp; [.A55] &amp; &quot; &quot; &amp; TEXT(([.A55] + 1)*50; &quot;####.#&quot;) &amp; &quot; 500 200 D 50 50 0 0 &quot; &amp; [.B55]" office:value-type="string" office:string-value="X A9 109 5500 500 200 D 50 50 0 0 O" calcext:value-type="string">
            <text:p>X A9 109 5500 500 200 D 50 50 0 0 O</text:p>
          </table:table-cell>
          <table:table-cell table:formula="of:=&quot;X &quot; &amp; [.F55] &amp; &quot; &quot; &amp; [.D55] &amp; &quot; &quot; &amp; TEXT(([.D55] + 1)*50; &quot;####.#&quot;) &amp; &quot; -500 200 U 50 50 0 0 &quot; &amp; [.E55]" office:value-type="string" office:string-value="X A12 110 5550 -500 200 U 50 50 0 0 O" calcext:value-type="string">
            <text:p>X A12 110 5550 -500 200 U 50 50 0 0 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1</text:p>
          </table:table-cell>
          <table:table-cell table:formula="of:=&quot;X &quot; &amp; [.C56] &amp; &quot; &quot; &amp; [.A56] &amp; &quot; &quot; &amp; TEXT(([.A56] + 1)*50; &quot;####.#&quot;) &amp; &quot; 500 200 D 50 50 0 0 &quot; &amp; [.B56]" office:value-type="string" office:string-value="X A10 111 5600 500 200 D 50 50 0 0 O" calcext:value-type="string">
            <text:p>X A10 111 5600 500 200 D 50 50 0 0 O</text:p>
          </table:table-cell>
          <table:table-cell table:formula="of:=&quot;X &quot; &amp; [.F56] &amp; &quot; &quot; &amp; [.D56] &amp; &quot; &quot; &amp; TEXT(([.D56] + 1)*50; &quot;####.#&quot;) &amp; &quot; -500 200 U 50 50 0 0 &quot; &amp; [.E56]" office:value-type="string" office:string-value="X A11 112 5650 -500 200 U 50 50 0 0 O" calcext:value-type="string">
            <text:p>X A11 112 5650 -500 200 U 50 50 0 0 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57] &amp; &quot; &quot; &amp; [.A57] &amp; &quot; &quot; &amp; TEXT(([.A57] + 1)*50; &quot;####.#&quot;) &amp; &quot; 500 200 D 50 50 0 0 &quot; &amp; [.B57]" office:value-type="string" office:string-value="X VCC 113 5700 500 200 D 50 50 0 0 w" calcext:value-type="string">
            <text:p>X VCC 113 5700 500 200 D 50 50 0 0 w</text:p>
          </table:table-cell>
          <table:table-cell table:formula="of:=&quot;X &quot; &amp; [.F57] &amp; &quot; &quot; &amp; [.D57] &amp; &quot; &quot; &amp; TEXT(([.D57] + 1)*50; &quot;####.#&quot;) &amp; &quot; -500 200 U 50 50 0 0 &quot; &amp; [.E57]" office:value-type="string" office:string-value="X VCC 114 5750 -500 200 U 50 50 0 0 w" calcext:value-type="string">
            <text:p>X VCC 114 5750 -500 200 U 50 50 0 0 w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CAS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CAS6</text:p>
          </table:table-cell>
          <table:table-cell table:formula="of:=&quot;X &quot; &amp; [.C58] &amp; &quot; &quot; &amp; [.A58] &amp; &quot; &quot; &amp; TEXT(([.A58] + 1)*50; &quot;####.#&quot;) &amp; &quot; 500 200 D 50 50 0 0 &quot; &amp; [.B58]" office:value-type="string" office:string-value="X ~CAS2 115 5800 500 200 D 50 50 0 0 O" calcext:value-type="string">
            <text:p>X ~CAS2 115 5800 500 200 D 50 50 0 0 O</text:p>
          </table:table-cell>
          <table:table-cell table:formula="of:=&quot;X &quot; &amp; [.F58] &amp; &quot; &quot; &amp; [.D58] &amp; &quot; &quot; &amp; TEXT(([.D58] + 1)*50; &quot;####.#&quot;) &amp; &quot; -500 200 U 50 50 0 0 &quot; &amp; [.E58]" office:value-type="string" office:string-value="X ~CAS6 116 5850 -500 200 U 50 50 0 0 O" calcext:value-type="string">
            <text:p>X ~CAS6 116 5850 -500 200 U 50 50 0 0 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CAS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~CAS7</text:p>
          </table:table-cell>
          <table:table-cell table:formula="of:=&quot;X &quot; &amp; [.C59] &amp; &quot; &quot; &amp; [.A59] &amp; &quot; &quot; &amp; TEXT(([.A59] + 1)*50; &quot;####.#&quot;) &amp; &quot; 500 200 D 50 50 0 0 &quot; &amp; [.B59]" office:value-type="string" office:string-value="X ~CAS3 117 5900 500 200 D 50 50 0 0 O" calcext:value-type="string">
            <text:p>X ~CAS3 117 5900 500 200 D 50 50 0 0 O</text:p>
          </table:table-cell>
          <table:table-cell table:formula="of:=&quot;X &quot; &amp; [.F59] &amp; &quot; &quot; &amp; [.D59] &amp; &quot; &quot; &amp; TEXT(([.D59] + 1)*50; &quot;####.#&quot;) &amp; &quot; -500 200 U 50 50 0 0 &quot; &amp; [.E59]" office:value-type="string" office:string-value="X ~CAS7 118 5950 -500 200 U 50 50 0 0 O" calcext:value-type="string">
            <text:p>X ~CAS7 118 5950 -500 200 U 50 50 0 0 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60] &amp; &quot; &quot; &amp; [.A60] &amp; &quot; &quot; &amp; TEXT(([.A60] + 1)*50; &quot;####.#&quot;) &amp; &quot; 500 200 D 50 50 0 0 &quot; &amp; [.B60]" office:value-type="string" office:string-value="X VSS 119 6000 500 200 D 50 50 0 0 w" calcext:value-type="string">
            <text:p>X VSS 119 6000 500 200 D 50 50 0 0 w</text:p>
          </table:table-cell>
          <table:table-cell table:formula="of:=&quot;X &quot; &amp; [.F60] &amp; &quot; &quot; &amp; [.D60] &amp; &quot; &quot; &amp; TEXT(([.D60] + 1)*50; &quot;####.#&quot;) &amp; &quot; -500 200 U 50 50 0 0 &quot; &amp; [.E60]" office:value-type="string" office:string-value="X VSS 120 6050 -500 200 U 50 50 0 0 w" calcext:value-type="string">
            <text:p>X VSS 120 6050 -500 200 U 50 50 0 0 w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6</text:p>
          </table:table-cell>
          <table:table-cell table:formula="of:=&quot;X &quot; &amp; [.C61] &amp; &quot; &quot; &amp; [.A61] &amp; &quot; &quot; &amp; TEXT(([.A61] + 1)*50; &quot;####.#&quot;) &amp; &quot; 500 200 D 50 50 0 0 &quot; &amp; [.B61]" office:value-type="string" office:string-value="X DQ24 121 6100 500 200 D 50 50 0 0 B" calcext:value-type="string">
            <text:p>X DQ24 121 6100 500 200 D 50 50 0 0 B</text:p>
          </table:table-cell>
          <table:table-cell table:formula="of:=&quot;X &quot; &amp; [.F61] &amp; &quot; &quot; &amp; [.D61] &amp; &quot; &quot; &amp; TEXT(([.D61] + 1)*50; &quot;####.#&quot;) &amp; &quot; -500 200 U 50 50 0 0 &quot; &amp; [.E61]" office:value-type="string" office:string-value="X DQ56 122 6150 -500 200 U 50 50 0 0 B" calcext:value-type="string">
            <text:p>X DQ56 122 6150 -500 200 U 50 50 0 0 B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7</text:p>
          </table:table-cell>
          <table:table-cell table:formula="of:=&quot;X &quot; &amp; [.C62] &amp; &quot; &quot; &amp; [.A62] &amp; &quot; &quot; &amp; TEXT(([.A62] + 1)*50; &quot;####.#&quot;) &amp; &quot; 500 200 D 50 50 0 0 &quot; &amp; [.B62]" office:value-type="string" office:string-value="X DQ25 123 6200 500 200 D 50 50 0 0 B" calcext:value-type="string">
            <text:p>X DQ25 123 6200 500 200 D 50 50 0 0 B</text:p>
          </table:table-cell>
          <table:table-cell table:formula="of:=&quot;X &quot; &amp; [.F62] &amp; &quot; &quot; &amp; [.D62] &amp; &quot; &quot; &amp; TEXT(([.D62] + 1)*50; &quot;####.#&quot;) &amp; &quot; -500 200 U 50 50 0 0 &quot; &amp; [.E62]" office:value-type="string" office:string-value="X DQ57 124 6250 -500 200 U 50 50 0 0 B" calcext:value-type="string">
            <text:p>X DQ57 124 6250 -500 200 U 50 50 0 0 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8</text:p>
          </table:table-cell>
          <table:table-cell table:formula="of:=&quot;X &quot; &amp; [.C63] &amp; &quot; &quot; &amp; [.A63] &amp; &quot; &quot; &amp; TEXT(([.A63] + 1)*50; &quot;####.#&quot;) &amp; &quot; 500 200 D 50 50 0 0 &quot; &amp; [.B63]" office:value-type="string" office:string-value="X DQ26 125 6300 500 200 D 50 50 0 0 B" calcext:value-type="string">
            <text:p>X DQ26 125 6300 500 200 D 50 50 0 0 B</text:p>
          </table:table-cell>
          <table:table-cell table:formula="of:=&quot;X &quot; &amp; [.F63] &amp; &quot; &quot; &amp; [.D63] &amp; &quot; &quot; &amp; TEXT(([.D63] + 1)*50; &quot;####.#&quot;) &amp; &quot; -500 200 U 50 50 0 0 &quot; &amp; [.E63]" office:value-type="string" office:string-value="X DQ58 126 6350 -500 200 U 50 50 0 0 B" calcext:value-type="string">
            <text:p>X DQ58 126 6350 -500 200 U 50 50 0 0 B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59</text:p>
          </table:table-cell>
          <table:table-cell table:formula="of:=&quot;X &quot; &amp; [.C64] &amp; &quot; &quot; &amp; [.A64] &amp; &quot; &quot; &amp; TEXT(([.A64] + 1)*50; &quot;####.#&quot;) &amp; &quot; 500 200 D 50 50 0 0 &quot; &amp; [.B64]" office:value-type="string" office:string-value="X DQ27 127 6400 500 200 D 50 50 0 0 B" calcext:value-type="string">
            <text:p>X DQ27 127 6400 500 200 D 50 50 0 0 B</text:p>
          </table:table-cell>
          <table:table-cell table:formula="of:=&quot;X &quot; &amp; [.F64] &amp; &quot; &quot; &amp; [.D64] &amp; &quot; &quot; &amp; TEXT(([.D64] + 1)*50; &quot;####.#&quot;) &amp; &quot; -500 200 U 50 50 0 0 &quot; &amp; [.E64]" office:value-type="string" office:string-value="X DQ59 128 6450 -500 200 U 50 50 0 0 B" calcext:value-type="string">
            <text:p>X DQ59 128 6450 -500 200 U 50 50 0 0 B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65] &amp; &quot; &quot; &amp; [.A65] &amp; &quot; &quot; &amp; TEXT(([.A65] + 1)*50; &quot;####.#&quot;) &amp; &quot; 500 200 D 50 50 0 0 &quot; &amp; [.B65]" office:value-type="string" office:string-value="X VCC 129 6500 500 200 D 50 50 0 0 w" calcext:value-type="string">
            <text:p>X VCC 129 6500 500 200 D 50 50 0 0 w</text:p>
          </table:table-cell>
          <table:table-cell table:formula="of:=&quot;X &quot; &amp; [.F65] &amp; &quot; &quot; &amp; [.D65] &amp; &quot; &quot; &amp; TEXT(([.D65] + 1)*50; &quot;####.#&quot;) &amp; &quot; -500 200 U 50 50 0 0 &quot; &amp; [.E65]" office:value-type="string" office:string-value="X VCC 130 6550 -500 200 U 50 50 0 0 w" calcext:value-type="string">
            <text:p>X VCC 130 6550 -500 200 U 50 50 0 0 w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60</text:p>
          </table:table-cell>
          <table:table-cell table:formula="of:=&quot;X &quot; &amp; [.C66] &amp; &quot; &quot; &amp; [.A66] &amp; &quot; &quot; &amp; TEXT(([.A66] + 1)*50; &quot;####.#&quot;) &amp; &quot; 500 200 D 50 50 0 0 &quot; &amp; [.B66]" office:value-type="string" office:string-value="X DQ28 131 6600 500 200 D 50 50 0 0 B" calcext:value-type="string">
            <text:p>X DQ28 131 6600 500 200 D 50 50 0 0 B</text:p>
          </table:table-cell>
          <table:table-cell table:formula="of:=&quot;X &quot; &amp; [.F66] &amp; &quot; &quot; &amp; [.D66] &amp; &quot; &quot; &amp; TEXT(([.D66] + 1)*50; &quot;####.#&quot;) &amp; &quot; -500 200 U 50 50 0 0 &quot; &amp; [.E66]" office:value-type="string" office:string-value="X DQ60 132 6650 -500 200 U 50 50 0 0 B" calcext:value-type="string">
            <text:p>X DQ60 132 6650 -500 200 U 50 50 0 0 B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61</text:p>
          </table:table-cell>
          <table:table-cell table:formula="of:=&quot;X &quot; &amp; [.C67] &amp; &quot; &quot; &amp; [.A67] &amp; &quot; &quot; &amp; TEXT(([.A67] + 1)*50; &quot;####.#&quot;) &amp; &quot; 500 200 D 50 50 0 0 &quot; &amp; [.B67]" office:value-type="string" office:string-value="X DQ29 133 6700 500 200 D 50 50 0 0 B" calcext:value-type="string">
            <text:p>X DQ29 133 6700 500 200 D 50 50 0 0 B</text:p>
          </table:table-cell>
          <table:table-cell table:formula="of:=&quot;X &quot; &amp; [.F67] &amp; &quot; &quot; &amp; [.D67] &amp; &quot; &quot; &amp; TEXT(([.D67] + 1)*50; &quot;####.#&quot;) &amp; &quot; -500 200 U 50 50 0 0 &quot; &amp; [.E67]" office:value-type="string" office:string-value="X DQ61 134 6750 -500 200 U 50 50 0 0 B" calcext:value-type="string">
            <text:p>X DQ61 134 6750 -500 200 U 50 50 0 0 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62</text:p>
          </table:table-cell>
          <table:table-cell table:formula="of:=&quot;X &quot; &amp; [.C68] &amp; &quot; &quot; &amp; [.A68] &amp; &quot; &quot; &amp; TEXT(([.A68] + 1)*50; &quot;####.#&quot;) &amp; &quot; 500 200 D 50 50 0 0 &quot; &amp; [.B68]" office:value-type="string" office:string-value="X DQ30 135 6800 500 200 D 50 50 0 0 B" calcext:value-type="string">
            <text:p>X DQ30 135 6800 500 200 D 50 50 0 0 B</text:p>
          </table:table-cell>
          <table:table-cell table:formula="of:=&quot;X &quot; &amp; [.F68] &amp; &quot; &quot; &amp; [.D68] &amp; &quot; &quot; &amp; TEXT(([.D68] + 1)*50; &quot;####.#&quot;) &amp; &quot; -500 200 U 50 50 0 0 &quot; &amp; [.E68]" office:value-type="string" office:string-value="X DQ62 136 6850 -500 200 U 50 50 0 0 B" calcext:value-type="string">
            <text:p>X DQ62 136 6850 -500 200 U 50 50 0 0 B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Q63</text:p>
          </table:table-cell>
          <table:table-cell table:formula="of:=&quot;X &quot; &amp; [.C69] &amp; &quot; &quot; &amp; [.A69] &amp; &quot; &quot; &amp; TEXT(([.A69] + 1)*50; &quot;####.#&quot;) &amp; &quot; 500 200 D 50 50 0 0 &quot; &amp; [.B69]" office:value-type="string" office:string-value="X DQ31 137 6900 500 200 D 50 50 0 0 B" calcext:value-type="string">
            <text:p>X DQ31 137 6900 500 200 D 50 50 0 0 B</text:p>
          </table:table-cell>
          <table:table-cell table:formula="of:=&quot;X &quot; &amp; [.F69] &amp; &quot; &quot; &amp; [.D69] &amp; &quot; &quot; &amp; TEXT(([.D69] + 1)*50; &quot;####.#&quot;) &amp; &quot; -500 200 U 50 50 0 0 &quot; &amp; [.E69]" office:value-type="string" office:string-value="X DQ63 138 6950 -500 200 U 50 50 0 0 B" calcext:value-type="string">
            <text:p>X DQ63 138 6950 -500 200 U 50 50 0 0 B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SS</text:p>
          </table:table-cell>
          <table:table-cell table:formula="of:=&quot;X &quot; &amp; [.C70] &amp; &quot; &quot; &amp; [.A70] &amp; &quot; &quot; &amp; TEXT(([.A70] + 1)*50; &quot;####.#&quot;) &amp; &quot; 500 200 D 50 50 0 0 &quot; &amp; [.B70]" office:value-type="string" office:string-value="X VSS 139 7000 500 200 D 50 50 0 0 w" calcext:value-type="string">
            <text:p>X VSS 139 7000 500 200 D 50 50 0 0 w</text:p>
          </table:table-cell>
          <table:table-cell table:formula="of:=&quot;X &quot; &amp; [.F70] &amp; &quot; &quot; &amp; [.D70] &amp; &quot; &quot; &amp; TEXT(([.D70] + 1)*50; &quot;####.#&quot;) &amp; &quot; -500 200 U 50 50 0 0 &quot; &amp; [.E70]" office:value-type="string" office:string-value="X VSS 140 7050 -500 200 U 50 50 0 0 w" calcext:value-type="string">
            <text:p>X VSS 140 7050 -500 200 U 50 50 0 0 w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D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L</text:p>
          </table:table-cell>
          <table:table-cell table:formula="of:=&quot;X &quot; &amp; [.C71] &amp; &quot; &quot; &amp; [.A71] &amp; &quot; &quot; &amp; TEXT(([.A71] + 1)*50; &quot;####.#&quot;) &amp; &quot; 500 200 D 50 50 0 0 &quot; &amp; [.B71]" office:value-type="string" office:string-value="X SDA 141 7100 500 200 D 50 50 0 0 B" calcext:value-type="string">
            <text:p>X SDA 141 7100 500 200 D 50 50 0 0 B</text:p>
          </table:table-cell>
          <table:table-cell table:formula="of:=&quot;X &quot; &amp; [.F71] &amp; &quot; &quot; &amp; [.D71] &amp; &quot; &quot; &amp; TEXT(([.D71] + 1)*50; &quot;####.#&quot;) &amp; &quot; -500 200 U 50 50 0 0 &quot; &amp; [.E71]" office:value-type="string" office:string-value="X SCL 142 7150 -500 200 U 50 50 0 0 O" calcext:value-type="string">
            <text:p>X SCL 142 7150 -500 200 U 50 50 0 0 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CC</text:p>
          </table:table-cell>
          <table:table-cell table:formula="of:=&quot;X &quot; &amp; [.C72] &amp; &quot; &quot; &amp; [.A72] &amp; &quot; &quot; &amp; TEXT(([.A72] + 1)*50; &quot;####.#&quot;) &amp; &quot; 500 200 D 50 50 0 0 &quot; &amp; [.B72]" office:value-type="string" office:string-value="X VCC 143 7200 500 200 D 50 50 0 0 w" calcext:value-type="string">
            <text:p>X VCC 143 7200 500 200 D 50 50 0 0 w</text:p>
          </table:table-cell>
          <table:table-cell table:formula="of:=&quot;X &quot; &amp; [.F72] &amp; &quot; &quot; &amp; [.D72] &amp; &quot; &quot; &amp; TEXT(([.D72] + 1)*50; &quot;####.#&quot;) &amp; &quot; -500 200 U 50 50 0 0 &quot; &amp; [.E72]" office:value-type="string" office:string-value="X VCC 144 7250 -500 200 U 50 50 0 0 w" calcext:value-type="string">
            <text:p>X VCC 144 7250 -500 200 U 50 50 0 0 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/00/00</text:date>, <text:time style:data-style-name="N2" text:time-value="17:23:08.576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2T17:09:27.741000000</meta:creation-date>
    <dc:date>2020-05-02T23:53:49.486000000</dc:date>
    <meta:editing-duration>PT6H1M12S</meta:editing-duration>
    <meta:editing-cycles>2</meta:editing-cycles>
    <meta:generator>LibreOffice/6.3.4.2$Windows_X86_64 LibreOffice_project/60da17e045e08f1793c57c00ba83cdfce946d0aa</meta:generator>
    <meta:document-statistic meta:table-count="1" meta:cell-count="576" meta:object-count="0"/>
  </office:meta>
</office:document-meta>
</file>